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bold" officeooo:rsid="000fca04" officeooo:paragraph-rsid="000fca04" style:font-weight-asian="bold" style:font-weight-complex="bold"/>
    </style:style>
    <style:style style:name="P4" style:family="paragraph" style:parent-style-name="Standard">
      <style:paragraph-properties fo:text-align="start" style:justify-single-word="false"/>
      <style:text-properties fo:font-weight="bold" officeooo:rsid="001889f3" officeooo:paragraph-rsid="014034a8" style:font-weight-asian="bold" style:font-weight-complex="bold"/>
    </style:style>
    <style:style style:name="P5" style:family="paragraph" style:parent-style-name="Standard">
      <style:paragraph-properties fo:text-align="start" style:justify-single-word="false"/>
      <style:text-properties fo:font-weight="bold" officeooo:rsid="01920021" officeooo:paragraph-rsid="01920021" style:font-weight-asian="bold" style:font-weight-complex="bold"/>
    </style:style>
    <style:style style:name="P6" style:family="paragraph" style:parent-style-name="Standard">
      <style:paragraph-properties fo:text-align="start" style:justify-single-word="false"/>
      <style:text-properties fo:font-weight="bold" officeooo:rsid="01920021" officeooo:paragraph-rsid="0197f15e" style:font-weight-asian="bold" style:font-weight-complex="bold"/>
    </style:style>
    <style:style style:name="P7" style:family="paragraph" style:parent-style-name="Standard">
      <style:paragraph-properties fo:text-align="start" style:justify-single-word="false"/>
      <style:text-properties fo:font-weight="bold" officeooo:rsid="01920021" officeooo:paragraph-rsid="019c8e94" style:font-weight-asian="bold" style:font-weight-complex="bold"/>
    </style:style>
    <style:style style:name="P8" style:family="paragraph" style:parent-style-name="Standard">
      <style:paragraph-properties fo:text-align="start" style:justify-single-word="false"/>
      <style:text-properties fo:font-weight="normal" officeooo:rsid="001889f3" officeooo:paragraph-rsid="001889f3" style:font-weight-asian="normal" style:font-weight-complex="normal"/>
    </style:style>
    <style:style style:name="P9" style:family="paragraph" style:parent-style-name="Standard">
      <style:paragraph-properties fo:text-align="start" style:justify-single-word="false"/>
      <style:text-properties fo:font-weight="normal" officeooo:rsid="000fca04" officeooo:paragraph-rsid="00fb2003" style:font-weight-asian="normal" style:font-weight-complex="normal"/>
    </style:style>
    <style:style style:name="P10" style:family="paragraph" style:parent-style-name="Standard">
      <style:paragraph-properties fo:text-align="start" style:justify-single-word="false"/>
      <style:text-properties fo:font-weight="normal" officeooo:rsid="00fadeca" officeooo:paragraph-rsid="00fb2003" style:font-weight-asian="normal" style:font-weight-complex="normal"/>
    </style:style>
    <style:style style:name="P11" style:family="paragraph" style:parent-style-name="Standard">
      <style:paragraph-properties fo:text-align="start" style:justify-single-word="false"/>
      <style:text-properties fo:font-weight="normal" officeooo:rsid="00fadeca" officeooo:paragraph-rsid="01643025" style:font-weight-asian="normal" style:font-weight-complex="normal"/>
    </style:style>
    <style:style style:name="P12" style:family="paragraph" style:parent-style-name="Standard">
      <style:paragraph-properties fo:text-align="start" style:justify-single-word="false"/>
      <style:text-properties fo:font-weight="normal" officeooo:rsid="0062857f" officeooo:paragraph-rsid="001889f3" style:font-weight-asian="normal" style:font-weight-complex="normal"/>
    </style:style>
    <style:style style:name="P13" style:family="paragraph" style:parent-style-name="Standard">
      <style:paragraph-properties fo:text-align="start" style:justify-single-word="false"/>
      <style:text-properties fo:font-weight="normal" officeooo:rsid="0197f15e" officeooo:paragraph-rsid="0197f15e" style:font-weight-asian="normal" style:font-weight-complex="normal"/>
    </style:style>
    <style:style style:name="P14" style:family="paragraph" style:parent-style-name="Standard">
      <style:paragraph-properties fo:text-align="center" style:justify-single-word="false"/>
      <style:text-properties officeooo:rsid="0017108a" officeooo:paragraph-rsid="0017108a"/>
    </style:style>
    <style:style style:name="P15"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2pt" fo:font-weight="normal" officeooo:rsid="005a6f3d" officeooo:paragraph-rsid="005a6f3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caa41c" officeooo:paragraph-rsid="00caa41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fca04" officeooo:paragraph-rsid="000fca0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bold" officeooo:rsid="005fde00" officeooo:paragraph-rsid="005b0399"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2pt" fo:font-weight="bold" officeooo:rsid="00d2eadb" officeooo:paragraph-rsid="018d0f46"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fo:font-weight="normal" officeooo:rsid="00d2eadb" officeooo:paragraph-rsid="00d2ead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d2eadb" officeooo:paragraph-rsid="017fbc6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0fca04" officeooo:paragraph-rsid="019191c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19191c8" officeooo:paragraph-rsid="019191c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tyle="italic" fo:font-weight="normal" officeooo:rsid="013d47c2" officeooo:paragraph-rsid="014034a8"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normal" fo:font-weight="bold" officeooo:rsid="002e832f" officeooo:paragraph-rsid="014034a8"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rsid="01920021" officeooo:paragraph-rsid="01920021"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rsid="01920021" officeooo:paragraph-rsid="01b9f4ed"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rsid="01920021" officeooo:paragraph-rsid="01bbccf2"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rsid="01920021" officeooo:paragraph-rsid="01bd8994"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normal" officeooo:rsid="01a670e8" officeooo:paragraph-rsid="01a670e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1b39a24" officeooo:paragraph-rsid="01b39a2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1b39a24" officeooo:paragraph-rsid="01b67a18"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1b39a24" officeooo:paragraph-rsid="01b9f4e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1b39a24" officeooo:paragraph-rsid="01bd8994" style:font-style-asian="normal" style:font-weight-asian="normal" style:font-style-complex="normal" style:font-weight-complex="normal"/>
    </style:style>
    <style:style style:name="P36" style:family="paragraph" style:parent-style-name="Preformatted_20_Text">
      <style:paragraph-properties fo:text-align="start" style:justify-single-word="false"/>
      <style:text-properties style:font-name="Liberation Serif" fo:font-size="12pt" fo:font-style="normal" fo:font-weight="normal" officeooo:rsid="01920021" officeooo:paragraph-rsid="01920021"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text-align="start" style:justify-single-word="false"/>
      <style:text-properties style:font-name="Liberation Serif" fo:font-size="12pt" fo:font-style="normal" fo:font-weight="normal" officeooo:rsid="01920021" officeooo:paragraph-rsid="01ad80b5" style:font-size-asian="12pt" style:font-style-asian="normal" style:font-weight-asian="normal" style:font-size-complex="12pt" style:font-style-complex="normal" style:font-weight-complex="normal"/>
    </style:style>
    <style:style style:name="P38" style:family="paragraph" style:parent-style-name="Preformatted_20_Text">
      <style:paragraph-properties fo:text-align="start" style:justify-single-word="false"/>
      <style:text-properties style:font-name="Liberation Serif" fo:font-size="12pt" fo:font-style="normal" fo:font-weight="normal" officeooo:rsid="01ad80b5" officeooo:paragraph-rsid="01ad80b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tyle="normal" fo:font-weight="bold" officeooo:rsid="01920021" officeooo:paragraph-rsid="01920021"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officeooo:paragraph-rsid="006a2f89"/>
    </style:style>
    <style:style style:name="P41" style:family="paragraph" style:parent-style-name="Standard">
      <style:paragraph-properties fo:text-align="start" style:justify-single-word="false"/>
      <style:text-properties fo:font-size="12pt" fo:font-style="normal" fo:font-weight="bold" officeooo:rsid="01920021" officeooo:paragraph-rsid="01c04a62"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fo:font-weight="normal" officeooo:rsid="01c210a8" officeooo:paragraph-rsid="01c210a8"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1c04a62" officeooo:paragraph-rsid="01c04a62"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1c04a62" officeooo:paragraph-rsid="01ca454e"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1920021" officeooo:paragraph-rsid="0192002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1920021" officeooo:paragraph-rsid="01c8855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weight="bold" officeooo:rsid="000fca04" officeooo:paragraph-rsid="014034a8" style:font-weight-asian="bold" style:font-weight-complex="bold"/>
    </style:style>
    <style:style style:name="T1" style:family="text">
      <style:text-properties fo:font-weight="bold" officeooo:rsid="0168d44f" style:font-weight-asian="bold" style:font-weight-complex="bold"/>
    </style:style>
    <style:style style:name="T2" style:family="text">
      <style:text-properties fo:font-weight="bold" officeooo:rsid="01719bcb" style:font-weight-asian="bold" style:font-weight-complex="bold"/>
    </style:style>
    <style:style style:name="T3" style:family="text">
      <style:text-properties fo:font-weight="bold" officeooo:rsid="0175188e" style:font-weight-asian="bold" style:font-weight-complex="bold"/>
    </style:style>
    <style:style style:name="T4" style:family="text">
      <style:text-properties fo:font-weight="bold" officeooo:rsid="017523da" style:font-weight-asian="bold" style:font-weight-complex="bold"/>
    </style:style>
    <style:style style:name="T5" style:family="text">
      <style:text-properties fo:font-weight="bold" officeooo:rsid="0183836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187c344" style:font-weight-asian="normal" style:font-weight-complex="normal"/>
    </style:style>
    <style:style style:name="T8" style:family="text">
      <style:text-properties fo:font-weight="normal" officeooo:rsid="0187c753" style:font-weight-asian="normal" style:font-weight-complex="normal"/>
    </style:style>
    <style:style style:name="T9" style:family="text">
      <style:text-properties fo:font-weight="normal" officeooo:rsid="0188fca4" style:font-weight-asian="normal" style:font-weight-complex="normal"/>
    </style:style>
    <style:style style:name="T10" style:family="text">
      <style:text-properties fo:font-weight="normal" officeooo:rsid="018a2183" style:font-weight-asian="normal" style:font-weight-complex="normal"/>
    </style:style>
    <style:style style:name="T11" style:family="text">
      <style:text-properties fo:font-weight="normal" officeooo:rsid="018bee98" style:font-weight-asian="normal" style:font-weight-complex="normal"/>
    </style:style>
    <style:style style:name="T12" style:family="text">
      <style:text-properties fo:font-weight="normal" officeooo:rsid="018d0483" style:font-weight-asian="normal" style:font-weight-complex="normal"/>
    </style:style>
    <style:style style:name="T13" style:family="text">
      <style:text-properties fo:font-weight="normal" officeooo:rsid="018d0f46" style:font-weight-asian="normal" style:font-weight-complex="normal"/>
    </style:style>
    <style:style style:name="T14" style:family="text">
      <style:text-properties fo:font-weight="normal" officeooo:rsid="018d5517" style:font-weight-asian="normal" style:font-weight-complex="normal"/>
    </style:style>
    <style:style style:name="T15" style:family="text">
      <style:text-properties fo:font-weight="normal" officeooo:rsid="0197f15e" style:font-weight-asian="normal" style:font-weight-complex="normal"/>
    </style:style>
    <style:style style:name="T16" style:family="text">
      <style:text-properties fo:font-weight="normal" officeooo:rsid="019c8e94" style:font-weight-asian="normal" style:font-weight-complex="normal"/>
    </style:style>
    <style:style style:name="T17" style:family="text">
      <style:text-properties fo:font-weight="normal" officeooo:rsid="019eab49" style:font-weight-asian="normal" style:font-weight-complex="normal"/>
    </style:style>
    <style:style style:name="T18" style:family="text">
      <style:text-properties fo:font-weight="normal" officeooo:rsid="01a2e4d2" style:font-weight-asian="normal" style:font-weight-complex="normal"/>
    </style:style>
    <style:style style:name="T19" style:family="text">
      <style:text-properties fo:font-weight="normal" officeooo:rsid="01a4ba52" style:font-weight-asian="normal" style:font-weight-complex="normal"/>
    </style:style>
    <style:style style:name="T20" style:family="text">
      <style:text-properties fo:font-weight="normal" officeooo:rsid="01b39a24" style:font-weight-asian="normal" style:font-weight-complex="normal"/>
    </style:style>
    <style:style style:name="T21" style:family="text">
      <style:text-properties fo:font-weight="normal" officeooo:rsid="01b67a18" style:font-weight-asian="normal" style:font-weight-complex="normal"/>
    </style:style>
    <style:style style:name="T22" style:family="text">
      <style:text-properties fo:font-weight="normal" officeooo:rsid="01b9f4ed" style:font-weight-asian="normal" style:font-weight-complex="normal"/>
    </style:style>
    <style:style style:name="T23" style:family="text">
      <style:text-properties fo:font-weight="normal" officeooo:rsid="01c04a62" style:font-weight-asian="normal" style:font-weight-complex="normal"/>
    </style:style>
    <style:style style:name="T24" style:family="text">
      <style:text-properties officeooo:rsid="01643025"/>
    </style:style>
    <style:style style:name="T25" style:family="text">
      <style:text-properties officeooo:rsid="01670df7"/>
    </style:style>
    <style:style style:name="T26" style:family="text">
      <style:text-properties officeooo:rsid="0168d44f"/>
    </style:style>
    <style:style style:name="T27" style:family="text">
      <style:text-properties officeooo:rsid="01719bcb"/>
    </style:style>
    <style:style style:name="T28" style:family="text">
      <style:text-properties officeooo:rsid="0175188e"/>
    </style:style>
    <style:style style:name="T29" style:family="text">
      <style:text-properties officeooo:rsid="017523da"/>
    </style:style>
    <style:style style:name="T30" style:family="text">
      <style:text-properties officeooo:rsid="01838365"/>
    </style:style>
    <style:style style:name="T31" style:family="text">
      <style:text-properties officeooo:rsid="01876976"/>
    </style:style>
    <style:style style:name="T32" style:family="text">
      <style:text-properties officeooo:rsid="0187c753"/>
    </style:style>
    <style:style style:name="T33" style:family="text">
      <style:text-properties officeooo:rsid="0188fca4"/>
    </style:style>
    <style:style style:name="T34" style:family="text">
      <style:text-properties officeooo:rsid="018bee98"/>
    </style:style>
    <style:style style:name="T35" style:family="text">
      <style:text-properties officeooo:rsid="018ec621"/>
    </style:style>
    <style:style style:name="T36" style:family="text">
      <style:text-properties officeooo:rsid="0191897f"/>
    </style:style>
    <style:style style:name="T37" style:family="text">
      <style:text-properties officeooo:rsid="019191c8"/>
    </style:style>
    <style:style style:name="T38" style:family="text">
      <style:text-properties officeooo:rsid="01920021"/>
    </style:style>
    <style:style style:name="T39" style:family="text">
      <style:text-properties officeooo:rsid="01a140dc"/>
    </style:style>
    <style:style style:name="T40" style:family="text">
      <style:text-properties officeooo:rsid="01a4c6fb"/>
    </style:style>
    <style:style style:name="T41" style:family="text">
      <style:text-properties officeooo:rsid="01a712db"/>
    </style:style>
    <style:style style:name="T42" style:family="text">
      <style:text-properties officeooo:rsid="01a90dd3"/>
    </style:style>
    <style:style style:name="T43" style:family="text">
      <style:text-properties officeooo:rsid="01a99700"/>
    </style:style>
    <style:style style:name="T44" style:family="text">
      <style:text-properties officeooo:rsid="01ac0512"/>
    </style:style>
    <style:style style:name="T45" style:family="text">
      <style:text-properties officeooo:rsid="01ad80b5"/>
    </style:style>
    <style:style style:name="T46" style:family="text">
      <style:text-properties officeooo:rsid="01b1e87f"/>
    </style:style>
    <style:style style:name="T47" style:family="text">
      <style:text-properties officeooo:rsid="01b36a27"/>
    </style:style>
    <style:style style:name="T48" style:family="text">
      <style:text-properties officeooo:rsid="01b67a18"/>
    </style:style>
    <style:style style:name="T49" style:family="text">
      <style:text-properties officeooo:rsid="01bbccf2"/>
    </style:style>
    <style:style style:name="T50" style:family="text">
      <style:text-properties officeooo:rsid="01bd2272"/>
    </style:style>
    <style:style style:name="T51" style:family="text">
      <style:text-properties officeooo:rsid="01bd8994"/>
    </style:style>
    <style:style style:name="T52" style:family="text">
      <style:text-properties officeooo:rsid="01be23b3"/>
    </style:style>
    <style:style style:name="T53" style:family="text">
      <style:text-properties officeooo:rsid="01c1b52e"/>
    </style:style>
    <style:style style:name="T54" style:family="text">
      <style:text-properties officeooo:rsid="01c37f49"/>
    </style:style>
    <style:style style:name="T55" style:family="text">
      <style:text-properties officeooo:rsid="01c64d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14">Gabriel Martins de Miranda – 13/0111350</text:p>
      <text:p text:style-name="P1"/>
      <text:p text:style-name="P15">1. Título do capítulo</text:p>
      <text:p text:style-name="P10"><text:tab/><text:span text:style-name="T24">Comunicators and Topologies</text:span>.</text:p>
      <text:p text:style-name="P11"><text:tab/><text:span text:style-name="T24">Comunicadores e Topologias.</text:span></text:p>
      <text:p text:style-name="P9"/>
      <text:p text:style-name="P15">2. Objetivo do capítulo</text:p>
      <text:p text:style-name="P17"><text:tab/><text:span text:style-name="T35">Mostrar o uso dos comunicadores e topologias do MPI, sendo o comunicador uma coleção de processos que podem trocar mensagens e topologia estruturas impostas aos processos que permite endereçamento destes de diversas formas. As ideias são abordadas através do algoritmo de multiplicação paralela de matrizes, chamado algoritmo de Fox. São mostradas modificações para ele e para um algoritmo genérico de multiplicação de matrizes.</text:span></text:p>
      <text:p text:style-name="P16"/>
      <text:p text:style-name="P15">3. Resumo do capítulo</text:p>
      <text:p text:style-name="P21"><text:tab/><text:span text:style-name="T25">São abordados dois algoritmos para multiplicação paralela de matrizes e duas ideias, comunicadores e topologias.<text:line-break/><text:tab/>O primeiro algoritmo mapeia linhas da matriz a processos, mas este mapeamento requer muita comunicação, o que é custoso.</text:span></text:p>
      <text:p text:style-name="P21"><text:tab/><text:span text:style-name="T26">O segundo algoritmo se propõe a usar o mapeamento checkerboard, que em vez de passar linhas ou colunas à cada processo, passa submatrizes quadradas.<text:line-break/><text:tab/>No </text:span><text:span text:style-name="T1">algoritmo de Fox</text:span><text:span text:style-name="T26">, assumimos que cada processo armazena um único elemento da matriz em vez de uma submatriz inteira usando parâmetros extras de ordem das submatrizes e ordem da malha de processos. Processos vistos como uma malha virtual, e certas malhas como universos de comunicação. Os universos de comunicação são os comunicadores do MPI, e as malhas virtuais correspondem a um tipo de topologia de processos do MPI.</text:span></text:p>
      <text:p text:style-name="P21"><text:tab/><text:span text:style-name="T27">São dois os tipos de comunicadores do MPI, </text:span><text:span text:style-name="T2">intra-comunicadores</text:span><text:span text:style-name="T27"> e </text:span><text:span text:style-name="T2">inter-comunicadores</text:span><text:span text:style-name="T27">. Os intra podem ser usados em MPI_Send/Recv e em comunicação coletiva. Os inter são usados para comunicação entre processos pertencentes à comunicadores diferentes. Os intra consistem de grupo e contexto. Um grupo é uma coleção ordenada de processos. Um contexto é uma etiqueta única associada a um grupo de um comunicador que serve para checar os argumentos do comunicador nas funções de comunicação. Uma mensagem só pode ser comunicada se o contexto do argumento do comunicador usada pelo processo que a envia é o mesmo da do processo que a recebe. É diferente da tag, o contexto é definido pelo sistema.</text:span></text:p>
      <text:p text:style-name="P21"><text:tab/><text:span text:style-name="T3">Grupos</text:span><text:span text:style-name="T28"> e </text:span><text:span text:style-name="T3">comunicadores</text:span><text:span text:style-name="T28"> são objetos opacos, só acessados pelo usuário através de funções especiais do MPI, como </text:span><text:span text:style-name="T3">MPI_Comm_create</text:span><text:span text:style-name="T28">, </text:span><text:span text:style-name="T3">MPI_Group_incl</text:span><text:span text:style-name="T28"> e </text:span><text:span text:style-name="T3">MPI_Comm_group</text:span><text:span text:style-name="T28">. Contextos são inacessíveis ao usuário. </text:span></text:p>
      <text:p text:style-name="P22"><text:tab/><text:span text:style-name="T29">Existem alguns métodos para criar comunicadores: o mais básico é criar um grupo e deixar o sistema associar um contexto a ele. Isto se dá através de três passos, sendo o primeiro obter o grupo do comunicador que contém os processos que queremos e atribuí-lo ao novo comunicador com </text:span><text:span text:style-name="T3">MPI_Comm_group</text:span><text:span text:style-name="T29">. O segundo criar um array listando os ranks dos processos no grupo antigo de processos que queremos dele. Para criar o novo grupo usamos </text:span><text:span text:style-name="T4">MPI_Group_incl</text:span><text:span text:style-name="T29">. Após termos nosso novo grupo, o terceiro e último passo é associar um contexto a ela, chamando </text:span><text:span text:style-name="T4">MPI_Comm_create</text:span><text:span text:style-name="T29">. Vale dizer que as duas primeiras função não envolvem comunicação, enquanto a última é uma função de comunicação coletiva, envolvendo todos os processos do comunicador antigo.</text:span></text:p>
      <text:p text:style-name="P22"><text:tab/><text:span text:style-name="T30">Para dividir um comunicador em vários </text:span><text:span text:style-name="T5">subcomunicadores</text:span><text:span text:style-name="T30"> podemos usar MPI_Comm_split, sendo o número deles dado pelo segundo parâmetro. Se dois processos no mesmo comunicador após o split, seus ranks são definidos pelo terceiro argumento. É uma operação coletiva.</text:span></text:p>
      <text:p text:style-name="P20"><text:soft-page-break/><text:tab/><text:span text:style-name="T31">Topologias de processos </text:span><text:span text:style-name="T7">nos permite endereçar processos. São duas topologias, em grafo ou em malha. Na de malhas, cada processo são vértices num retângulo de qualquer dimensão. </text:span><text:span text:style-name="T8">É possível associar atributos a comunicadores por um processos chamado caching. Para se criar um comunicador com topologia em malhas em cache usa-se </text:span><text:span text:style-name="T32">MPI_Cart_create</text:span><text:span text:style-name="T8">. </text:span><text:span text:style-name="T9">Isto cria um comunicador cujos processos possuem um sistema de coordenadas em cache. Podemos acessar esse sistema com a funções </text:span><text:span text:style-name="T33">MPI_Cart_coords</text:span><text:span text:style-name="T9"> e </text:span><text:span text:style-name="T33">MPI_Cart_rank</text:span><text:span text:style-name="T9">. </text:span><text:span text:style-name="T10">A primeira toma o rank to processo e retorna suas coordenadas no grid. A segunda retorna o rank do processo dadas suas coordenadas. </text:span><text:span text:style-name="T11">Mpi fornece a possibilidade de criar-se submalhas, assim como MPI_Comm_split, chamada </text:span><text:span text:style-name="T34">MPI_Cart_sub</text:span><text:span text:style-name="T11">, </text:span><text:span text:style-name="T12">que é coletiva</text:span><text:span text:style-name="T11">.</text:span></text:p>
      <text:p text:style-name="P20"><text:span text:style-name="T11"><text:tab/></text:span><text:span text:style-name="T13">Há ainda a função de comunicação ponto-a-ponto, chamada MPI_Sendrecv_replace, </text:span><text:span text:style-name="T14">que realiza tanto um envio e recebimento através de um buffer. </text:span><text:span text:style-name="T11"><text:s/></text:span></text:p>
      <text:p text:style-name="P19"/>
      <text:p text:style-name="P15">4. Solução dos exercícios</text:p>
      <text:p text:style-name="P12"><text:tab/></text:p>
      <text:p text:style-name="P8"/>
      <text:p text:style-name="P4">1. <text:span text:style-name="T38">Suponha MPI_COMM_WORLD = p = mn processos. Podemos ver como uma malha de m linhas por n colunas, sendo a primeira linha de {0,1,..,n-1}, a segunda de {n, n+1,...,2n-1}</text:span></text:p>
      <text:p text:style-name="P6"/>
      <text:p text:style-name="P6">a)<text:span text:style-name="T6"> </text:span><text:span text:style-name="T15">Resolvido a partir do programa comm_create.c. As maiores modificações foram na obtenção dos ranks para criação dos grupos e broadcast.</text:span></text:p>
      <text:p text:style-name="P13"/>
      <text:p text:style-name="P7">b)<text:span text:style-name="T6"> </text:span><text:span text:style-name="T16">Resolvido a partir de comm_split. A única modificação foi em my_col = my_rank%q.</text:span></text:p>
      <text:p text:style-name="P5"/>
      <text:p text:style-name="P5">c)<text:span text:style-name="T6"> </text:span><text:span text:style-name="T17">Seriam iguais, já que em ambos associamos os ranks 0,n,2n,3n,...</text:span></text:p>
      <text:p text:style-name="P25"><text:tab/></text:p>
      <text:p text:style-name="P26">2. <text:span text:style-name="T39">Um comunicador é um conjunto de grupos. Cada grupo pode ser um array cujas entradas são os ranks dos processos em MPI_COMM_WORLD. Cada processo tem uma lista de contextos.</text:span></text:p>
      <text:p text:style-name="P27"/>
      <text:p text:style-name="P27">a)<text:span text:style-name="T6"> </text:span><text:span text:style-name="T18">Primeiro construir um inteiro único, representando o contexto do comunicador. Então seria necessário ao criar um processo de um grupo determinar o inteiro único para ele dentre os existentes no comunicador. </text:span></text:p>
      <text:p text:style-name="P27"/>
      <text:p text:style-name="P27">b)<text:span text:style-name="T6"> </text:span><text:span text:style-name="T19">Usaria o split_key para construir o array de comunicadores. Seria necessário também um único inteiro para representar o contexto do comunicador.</text:span></text:p>
      <text:p text:style-name="P27"/>
      <text:p text:style-name="P27">3. <text:span text:style-name="T40">No algoritmo de Fox, seria irrealista esperar que o sistema fornecesse n² processadores, então fizemos com que cada processo armazenasse submatrizes de ordem n/sqrt(p). Já no algoritmo genérico, uma linha por processo também é irrealista. Foi então modificado para suportar um conjunto de linhas. Compare a necessidade de armazenamento entre os dois.</text:span></text:p>
      <text:p text:style-name="P27"/>
      <text:p text:style-name="P31"><text:tab/>No básico, as matrizes foram distribuídas em blocos em forma de tabuleiro pelos processos. Ele foi modificado de armazenar apenas um elemento por processo para armazenar um conjunto de linhas igual ao tamanho do lado do tablado dividido pelo número de processos, sendo que têm de serem divisíveis um pelo outro. <text:span text:style-name="T41">Já no Fox, é necessário que cada processo armazene três submatrizes, sendo A, B e C. Assim, pode-se ver o algoritmos básico requer menos memória, mas há um custo maior por transmissão de mensagens, enquanto que o de Fox necessita de mais memória para armazenamento, mas menos transmissão de mensagens.</text:span></text:p>
      <text:p text:style-name="P27"/>
      <text:p text:style-name="P27">4. <text:span text:style-name="T42">Um programa usa topologia de três dimensões. Se são l,m e n, use MPI_Cart_sub para criar os seguintes comunicadores cartesianos.</text:span></text:p>
      <text:p text:style-name="P27"/>
      <text:p text:style-name="P36"><text:soft-page-break/><text:tab/><text:span text:style-name="T44">Temos que</text:span></text:p>
      <text:p text:style-name="P36">int MPI_Cart_sub(MPI_Comm comm, const int remain_dims[], MPI_Comm *newcomm)</text:p>
      <text:p text:style-name="P38">comm – comunicador com estrutura cartesiana <text:span text:style-name="T47">(entrada)</text:span></text:p>
      <text:p text:style-name="P37">remain_dims[] - <text:span text:style-name="T46">vetor que especifica se i-ésima coordenada é mantida ou não (entrada)</text:span></text:p>
      <text:p text:style-name="P37">*<text:span text:style-name="T45">newcomm – comunicador contendo subgrid (saída)</text:span></text:p>
      <text:p text:style-name="P27"/>
      <text:p text:style-name="P27">a) <text:span text:style-name="T43">m x m dimensional, cada um com ln</text:span></text:p>
      <text:p text:style-name="P32"><text:tab/>coord<text:span text:style-name="T48">enada</text:span>s[0] = 1;</text:p>
      <text:p text:style-name="P33"><text:tab/>coord<text:span text:style-name="T48">enada</text:span>s[1] = 0;</text:p>
      <text:p text:style-name="P33"><text:tab/>coord<text:span text:style-name="T48">enada</text:span>s[2] = 1;</text:p>
      <text:p text:style-name="P32"><text:tab/>MPI_Cart_sub(<text:span text:style-name="T48">com_entrada</text:span>,free_coords,&amp;<text:span text:style-name="T48">com_saida</text:span>);</text:p>
      <text:p text:style-name="P29">b) <text:span text:style-name="T49">vetor lm, cada um com n processos</text:span></text:p>
      <text:p text:style-name="P28"><text:span text:style-name="T20"><text:tab/>coord</text:span><text:span text:style-name="T21">enada</text:span><text:span text:style-name="T20">s[0] = </text:span><text:span text:style-name="T22">0</text:span><text:span text:style-name="T20">;</text:span></text:p>
      <text:p text:style-name="P34"><text:tab/>coord<text:span text:style-name="T48">enada</text:span>s[1] = 0;</text:p>
      <text:p text:style-name="P34"><text:tab/>coord<text:span text:style-name="T48">enada</text:span>s[2] = 1;</text:p>
      <text:p text:style-name="P34"><text:tab/>MPI_Cart_sub(<text:span text:style-name="T48">com_entrada</text:span>,free_coords,&amp;<text:span text:style-name="T48">com_saida</text:span>);</text:p>
      <text:p text:style-name="P27">c) <text:span text:style-name="T50">vetor lmn, cada um com uma posição</text:span></text:p>
      <text:p text:style-name="P30"><text:tab/><text:span text:style-name="T20">coord</text:span><text:span text:style-name="T21">enada</text:span><text:span text:style-name="T20">s[0] = </text:span><text:span text:style-name="T22">0</text:span><text:span text:style-name="T20">;</text:span></text:p>
      <text:p text:style-name="P35"><text:tab/>coord<text:span text:style-name="T48">enada</text:span>s[1] = 0;</text:p>
      <text:p text:style-name="P35"><text:tab/>coord<text:span text:style-name="T48">enada</text:span>s[2] = <text:span text:style-name="T51">0</text:span>;</text:p>
      <text:p text:style-name="P35"><text:tab/>MPI_Cart_sub(<text:span text:style-name="T48">com_entrada</text:span>,free_coords,&amp;<text:span text:style-name="T48">com_saida</text:span>);</text:p>
      <text:p text:style-name="P27"/>
      <text:p text:style-name="P27">5. <text:span text:style-name="T52">MPI_Sendrecv_replace lida com o buffer para o programador. Implemente o shift circular com MPI_Send e MPI_Recv (divida os processos em dois sets, um envia primeiro, o outro recebe primeiro).</text:span></text:p>
      <text:p text:style-name="P27"/>
      <text:p text:style-name="P45">// <text:span text:style-name="T54">Processos pares mandam MPI_Send primeiro</text:span></text:p>
      <text:p text:style-name="P41"><text:span text:style-name="T23">if( my_rank % 2 == 0 )</text:span></text:p>
      <text:p text:style-name="P42">{</text:p>
      <text:p text:style-name="P43"><text:tab/>// <text:span text:style-name="T55">Sender manda mensagem messageS para o receiver</text:span></text:p>
      <text:p text:style-name="P43"><text:tab/>MPI_Send(messageS,strlen(messageS)+1,MPI_CHAR,dest,tag,MPI_COMM_WORLD);</text:p>
      <text:p text:style-name="P43"><text:tab/>// <text:span text:style-name="T55">Receiver recebe mensagem na viariável messageR</text:span></text:p>
      <text:p text:style-name="P43"><text:tab/>MPI_Recv(messageR, 100, MPI_CHAR, recv, tag, MPI_COMM_WORLD, &amp;status);</text:p>
      <text:p text:style-name="P43">}</text:p>
      <text:p text:style-name="P46"><text:span text:style-name="T54">// Processos ímpares recebem MPI_Recv primeiro</text:span></text:p>
      <text:p text:style-name="P43">el<text:span text:style-name="T53">se</text:span></text:p>
      <text:p text:style-name="P43">{</text:p>
      <text:p text:style-name="P44"><text:tab/>// <text:span text:style-name="T55">Receiver recebe mensagem na viariável messageR</text:span></text:p>
      <text:p text:style-name="P43"><text:tab/>MPI_Recv(messageR, 100, MPI_CHAR, recv, tag,<text:tab/>MPI_COMM_WORLD, &amp;status);</text:p>
      <text:p text:style-name="P44"><text:tab/>// <text:span text:style-name="T55">Sender manda mensagem messageS para o receiver</text:span></text:p>
      <text:p text:style-name="P43"><text:tab/>MPI_Send(messageS, strlen(messageS)+1, MPI_CHAR, dest, tag, MPI_COMM_WORLD);</text:p>
      <text:p text:style-name="P43">}</text:p>
      <text:p text:style-name="P47"/>
      <text:p text:style-name="P15">6. Conclusão</text:p>
      <text:p text:style-name="P18"><text:tab/><text:span text:style-name="T36">Foi abordada de forma mais específica restrições de comunicação em comunicadores com grupos e contextos entre processos e também topologias para endereçamento destes processos, que podem ser em grafo ou malha.</text:span></text:p>
      <text:p text:style-name="P15"/>
      <text:p text:style-name="P15">7. Referências consultadas</text:p>
      <text:p text:style-name="P23"><text:tab/><text:span text:style-name="T37">Parallel Programming with MPI by Peter Pacheco ; Comunicators and Topologies –</text:span></text:p>
      <text:p text:style-name="P24">chapter seve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09-13T20:22:00.113899575</dc:date>
    <meta:editing-duration>PT13H47M54S</meta:editing-duration>
    <meta:editing-cycles>370</meta:editing-cycles>
    <meta:generator>LibreOffice/5.1.4.2$Linux_X86_64 LibreOffice_project/10m0$Build-2</meta:generator>
    <meta:document-statistic meta:table-count="0" meta:image-count="0" meta:object-count="0" meta:page-count="3" meta:paragraph-count="71" meta:word-count="1227" meta:character-count="8183" meta:non-whitespace-character-count="6979"/>
  </office:meta>
</office:document-meta>
</file>